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mpush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Umpush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 de uso : Manejo de permisos</text:p>
      <text:p text:style-name="Standard"/>
      <text:p text:style-name="P1">Descripción: Cada usuario realiza su acción ya sea comentar una foto , borrar un comentario suyo , el sistema debe chequear si posee permisos y su rol , para poder ver que tipos de privilegios tiene.</text:p>
      <text:p text:style-name="P1"/>
      <text:p text:style-name="P1">Nota: Realizado por Jonathan Antolin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mpush" svg:font-family="Umpus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lini </meta:initial-creator>
    <meta:creation-date>2011-04-17T15:18:45</meta:creation-date>
    <dc:date>2011-04-17T15:22:21</dc:date>
    <dc:creator>antolini </dc:creator>
    <meta:editing-duration>PT00H03M38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3" meta:word-count="48" meta:character-count="268"/>
  </office:meta>
</office:document-meta>
</file>